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242ae4" officeooo:paragraph-rsid="0057a5e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2ae4" officeooo:paragraph-rsid="0057a5e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4d01c" officeooo:paragraph-rsid="0057a5e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officeooo:paragraph-rsid="001c0208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paragraph-rsid="0057a5ee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rsid="004b57e8" officeooo:paragraph-rsid="0057a5ee" style:font-size-asian="12pt" style:font-size-complex="12pt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DejaVu Sans Condensed1" fo:font-size="12pt" officeooo:rsid="004b57e8" officeooo:paragraph-rsid="005cc20c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rsid="00293223" officeooo:paragraph-rsid="0057a5ee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rsid="007b1d2f" officeooo:paragraph-rsid="007b1d2f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6eb76" officeooo:paragraph-rsid="0057a5ee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b57e8" officeooo:paragraph-rsid="0057a5ee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721e02" officeooo:paragraph-rsid="00721e02" style:font-size-asian="12pt" style:font-weight-asian="normal" style:font-size-complex="12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DejaVu Sans Condensed1" officeooo:paragraph-rsid="0080d844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57a5ee"/>
    </style:style>
    <style:style style:name="P16" style:family="paragraph" style:parent-style-name="Standard" style:list-style-name="L3">
      <style:paragraph-properties fo:text-align="start" style:justify-single-word="false"/>
      <style:text-properties officeooo:paragraph-rsid="005cc20c"/>
    </style:style>
    <style:style style:name="P17" style:family="paragraph" style:parent-style-name="Standard" style:list-style-name="L3">
      <style:paragraph-properties fo:text-align="start" style:justify-single-word="false"/>
      <style:text-properties officeooo:paragraph-rsid="0075f91e"/>
    </style:style>
    <style:style style:name="P18" style:family="paragraph" style:parent-style-name="Standard" style:list-style-name="L3">
      <style:paragraph-properties fo:text-align="start" style:justify-single-word="false"/>
      <style:text-properties officeooo:paragraph-rsid="0057a5ee"/>
    </style:style>
    <style:style style:name="P19" style:family="paragraph" style:parent-style-name="Standard" style:list-style-name="L4">
      <style:paragraph-properties fo:text-align="start" style:justify-single-word="false"/>
      <style:text-properties officeooo:paragraph-rsid="007681b6"/>
    </style:style>
    <style:style style:name="P20" style:family="paragraph" style:parent-style-name="Standard" style:list-style-name="L5">
      <style:paragraph-properties fo:text-align="start" style:justify-single-word="false"/>
      <style:text-properties officeooo:paragraph-rsid="0080d844"/>
    </style:style>
    <style:style style:name="P21" style:family="paragraph" style:parent-style-name="Standard" style:list-style-name="L3">
      <style:paragraph-properties fo:text-align="start" style:justify-single-word="false"/>
      <style:text-properties officeooo:rsid="005cc20c" officeooo:paragraph-rsid="005cc20c"/>
    </style:style>
    <style:style style:name="P22" style:family="paragraph" style:parent-style-name="Standard" style:list-style-name="L3">
      <style:paragraph-properties fo:text-align="start" style:justify-single-word="false"/>
      <style:text-properties fo:font-weight="normal" officeooo:paragraph-rsid="005cc20c" style:font-weight-asian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officeooo:rsid="00371a01" officeooo:paragraph-rsid="0057a5ee" style:font-size-asian="12pt" style:font-size-complex="12pt"/>
    </style:style>
    <style:style style:name="P2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officeooo:paragraph-rsid="0057a5ee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9feea" officeooo:paragraph-rsid="0031173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c9420" officeooo:paragraph-rsid="0080d844" style:font-size-asian="12pt" style:font-weight-asian="normal" style:font-size-complex="12pt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84266" officeooo:paragraph-rsid="0080d844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bold" officeooo:rsid="005e1537" officeooo:paragraph-rsid="0080d844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e1537" officeooo:paragraph-rsid="0080d844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b57e8" style:font-weight-asian="bold" style:font-weight-complex="bold"/>
    </style:style>
    <style:style style:name="T3" style:family="text">
      <style:text-properties fo:font-weight="bold" officeooo:rsid="00477cfc" style:font-weight-asian="bold" style:font-weight-complex="bold"/>
    </style:style>
    <style:style style:name="T4" style:family="text">
      <style:text-properties fo:font-weight="bold" officeooo:rsid="00520371" style:font-weight-asian="bold" style:font-weight-complex="bold"/>
    </style:style>
    <style:style style:name="T5" style:family="text">
      <style:text-properties fo:font-weight="bold" officeooo:rsid="0030263c" style:font-weight-asian="bold" style:font-weight-complex="bold"/>
    </style:style>
    <style:style style:name="T6" style:family="text">
      <style:text-properties fo:font-weight="bold" officeooo:rsid="00477a52" style:font-weight-asian="bold" style:font-weight-complex="bold"/>
    </style:style>
    <style:style style:name="T7" style:family="text">
      <style:text-properties fo:font-weight="bold" officeooo:rsid="0024e2be" style:font-weight-asian="bold" style:font-weight-complex="bold"/>
    </style:style>
    <style:style style:name="T8" style:family="text">
      <style:text-properties fo:font-weight="bold" officeooo:rsid="0024d01c" style:font-weight-asian="bold" style:font-weight-complex="bold"/>
    </style:style>
    <style:style style:name="T9" style:family="text">
      <style:text-properties fo:font-weight="bold" officeooo:rsid="0057a5ee" style:font-weight-asian="bold" style:font-weight-complex="bold"/>
    </style:style>
    <style:style style:name="T10" style:family="text">
      <style:text-properties fo:font-weight="bold" officeooo:rsid="002ccbad" style:font-weight-asian="bold" style:font-weight-complex="bold"/>
    </style:style>
    <style:style style:name="T11" style:family="text">
      <style:text-properties fo:font-weight="bold" officeooo:rsid="00677460" style:font-weight-asian="bold" style:font-weight-complex="bold"/>
    </style:style>
    <style:style style:name="T12" style:family="text">
      <style:text-properties fo:font-weight="bold" officeooo:rsid="0069a034" style:font-weight-asian="bold" style:font-weight-complex="bold"/>
    </style:style>
    <style:style style:name="T13" style:family="text">
      <style:text-properties fo:font-weight="bold" officeooo:rsid="0060aada" style:font-weight-asian="bold" style:font-weight-complex="bold"/>
    </style:style>
    <style:style style:name="T14" style:family="text">
      <style:text-properties officeooo:rsid="004b57e8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4e2be" style:font-weight-asian="normal" style:font-weight-complex="normal"/>
    </style:style>
    <style:style style:name="T17" style:family="text">
      <style:text-properties fo:font-weight="normal" officeooo:rsid="004b57e8" style:font-weight-asian="normal" style:font-weight-complex="normal"/>
    </style:style>
    <style:style style:name="T18" style:family="text">
      <style:text-properties fo:font-weight="normal" officeooo:rsid="0024d01c" style:font-weight-asian="normal" style:font-weight-complex="normal"/>
    </style:style>
    <style:style style:name="T19" style:family="text">
      <style:text-properties fo:font-weight="normal" officeooo:rsid="0057a5ee" style:font-weight-asian="normal" style:font-weight-complex="normal"/>
    </style:style>
    <style:style style:name="T20" style:family="text">
      <style:text-properties fo:font-weight="normal" officeooo:rsid="00242ae4" style:font-weight-asian="normal" style:font-weight-complex="normal"/>
    </style:style>
    <style:style style:name="T21" style:family="text">
      <style:text-properties fo:font-weight="normal" officeooo:rsid="002ccbad" style:font-weight-asian="normal" style:font-weight-complex="normal"/>
    </style:style>
    <style:style style:name="T22" style:family="text">
      <style:text-properties fo:font-weight="normal" officeooo:rsid="0039f8f9" style:font-weight-asian="normal" style:font-weight-complex="normal"/>
    </style:style>
    <style:style style:name="T23" style:family="text">
      <style:text-properties style:text-line-through-style="none" style:text-line-through-type="none"/>
    </style:style>
    <style:style style:name="T24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1" fo:font-size="12pt" fo:font-weight="normal" officeooo:rsid="00242ae4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1" fo:font-size="12pt" fo:font-weight="normal" officeooo:rsid="00371a01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1" fo:font-size="12pt" fo:font-weight="normal" officeooo:rsid="005cc20c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1" fo:font-size="12pt" fo:font-weight="normal" officeooo:rsid="002ccbad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1" fo:font-size="12pt" fo:font-weight="normal" officeooo:rsid="004b57e8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1" fo:font-size="12pt" fo:font-weight="normal" officeooo:rsid="0057a5ee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1" fo:font-size="12pt" fo:font-weight="normal" officeooo:rsid="005e817b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1" fo:font-size="12pt" fo:font-weight="normal" officeooo:rsid="0075f91e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DejaVu Sans Condensed1" fo:font-size="12pt" fo:font-weight="normal" officeooo:rsid="007681b6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DejaVu Sans Condensed1" fo:font-size="12pt" fo:font-weight="bold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1" fo:font-size="12pt" fo:font-weight="bold" officeooo:rsid="00242ae4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1" fo:font-size="12pt" fo:font-weight="bold" officeooo:rsid="005cc20c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1" fo:font-size="12pt" fo:font-weight="bold" officeooo:rsid="00371a01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1" fo:font-size="12pt" fo:font-weight="bold" officeooo:rsid="002ccbad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1" fo:font-size="12pt" fo:font-weight="bold" officeooo:rsid="004642cc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1" fo:font-size="12pt" fo:font-weight="bold" officeooo:rsid="0024d01c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1" fo:font-size="12pt" fo:font-weight="bold" officeooo:rsid="004b57e8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1" fo:font-size="12pt" fo:font-weight="bold" officeooo:rsid="0057a5ee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style:font-name="DejaVu Sans Condensed1" fo:font-size="12pt" fo:font-weight="bold" officeooo:rsid="005d77bb" style:font-size-asian="12pt" style:font-weight-asian="bold" style:font-size-complex="12pt" style:font-weight-complex="bold"/>
    </style:style>
    <style:style style:name="T44" style:family="text">
      <style:text-properties style:text-line-through-style="none" style:text-line-through-type="none" style:font-name="DejaVu Sans Condensed1" fo:font-size="12pt" fo:font-weight="bold" officeooo:rsid="0075f91e" style:font-size-asian="12pt" style:font-weight-asian="bold" style:font-size-complex="12pt" style:font-weight-complex="bold"/>
    </style:style>
    <style:style style:name="T45" style:family="text">
      <style:text-properties style:text-line-through-style="none" style:text-line-through-type="none" style:font-name="DejaVu Sans Condensed1" fo:font-size="12pt" officeooo:rsid="00242ae4" style:font-size-asian="12pt" style:font-size-complex="12pt"/>
    </style:style>
    <style:style style:name="T46" style:family="text">
      <style:text-properties style:text-line-through-style="none" style:text-line-through-type="none" style:font-name="DejaVu Sans Condensed1" fo:font-size="12pt" officeooo:rsid="005cc20c" style:font-size-asian="12pt" style:font-size-complex="12pt"/>
    </style:style>
    <style:style style:name="T47" style:family="text">
      <style:text-properties style:text-line-through-style="none" style:text-line-through-type="none" style:font-name="DejaVu Sans Condensed1" fo:font-size="12pt" officeooo:rsid="00371a01" style:font-size-asian="12pt" style:font-size-complex="12pt"/>
    </style:style>
    <style:style style:name="T48" style:family="text">
      <style:text-properties style:text-line-through-style="none" style:text-line-through-type="none" fo:font-weight="bold" officeooo:rsid="0024d01c" style:font-weight-asian="bold" style:font-weight-complex="bold"/>
    </style:style>
    <style:style style:name="T49" style:family="text">
      <style:text-properties style:text-line-through-style="none" style:text-line-through-type="none" fo:font-weight="bold" officeooo:rsid="00242ae4" style:font-weight-asian="bold" style:font-weight-complex="bold"/>
    </style:style>
    <style:style style:name="T50" style:family="text">
      <style:text-properties style:text-line-through-style="none" style:text-line-through-type="none" fo:font-weight="normal" officeooo:rsid="00242ae4" style:font-weight-asian="normal" style:font-weight-complex="normal"/>
    </style:style>
    <style:style style:name="T51" style:family="text">
      <style:text-properties style:text-line-through-style="none" style:text-line-through-type="none" officeooo:rsid="0024d01c"/>
    </style:style>
    <style:style style:name="T52" style:family="text">
      <style:text-properties style:text-line-through-style="none" style:text-line-through-type="none" officeooo:rsid="00726b54"/>
    </style:style>
    <style:style style:name="T53" style:family="text">
      <style:text-properties style:text-line-through-style="none" style:text-line-through-type="none" officeooo:rsid="0075f91e"/>
    </style:style>
    <style:style style:name="T54" style:family="text">
      <style:text-properties style:text-line-through-style="none" style:text-line-through-type="none" fo:font-size="12pt" fo:font-weight="normal" officeooo:rsid="006175d0" style:font-size-asian="12pt" style:font-weight-asian="normal" style:font-size-complex="12pt" style:font-weight-complex="normal"/>
    </style:style>
    <style:style style:name="T55" style:family="text">
      <style:text-properties style:text-line-through-style="none" style:text-line-through-type="none" fo:font-size="12pt" fo:font-weight="normal" officeooo:rsid="0063e9a6" style:font-size-asian="12pt" style:font-weight-asian="normal" style:font-size-complex="12pt" style:font-weight-complex="normal"/>
    </style:style>
    <style:style style:name="T56" style:family="text">
      <style:text-properties style:text-line-through-style="none" style:text-line-through-type="none" fo:font-size="12pt" fo:font-weight="normal" officeooo:rsid="00538118" style:font-size-asian="12pt" style:font-weight-asian="normal" style:font-size-complex="12pt" style:font-weight-complex="normal"/>
    </style:style>
    <style:style style:name="T57" style:family="text">
      <style:text-properties style:text-line-through-style="none" style:text-line-through-type="none" fo:font-size="12pt" fo:font-weight="normal" officeooo:rsid="00684266" style:font-size-asian="12pt" style:font-weight-asian="normal" style:font-size-complex="12pt" style:font-weight-complex="normal"/>
    </style:style>
    <style:style style:name="T58" style:family="text">
      <style:text-properties style:text-line-through-style="none" style:text-line-through-type="none" fo:font-size="12pt" fo:font-weight="bold" officeooo:rsid="00684266" style:font-size-asian="12pt" style:font-weight-asian="bold" style:font-size-complex="12pt" style:font-weight-complex="bold"/>
    </style:style>
    <style:style style:name="T59" style:family="text">
      <style:text-properties style:text-line-through-style="none" style:text-line-through-type="none" fo:font-size="12pt" fo:font-weight="bold" officeooo:rsid="006175d0" style:font-size-asian="12pt" style:font-weight-asian="bold" style:font-size-complex="12pt" style:font-weight-complex="bold"/>
    </style:style>
    <style:style style:name="T60" style:family="text">
      <style:text-properties style:text-line-through-style="none" style:text-line-through-type="none" fo:font-size="12pt" fo:font-weight="bold" officeooo:rsid="00538118" style:font-size-asian="12pt" style:font-weight-asian="bold" style:font-size-complex="12pt" style:font-weight-complex="bold"/>
    </style:style>
    <style:style style:name="T61" style:family="text">
      <style:text-properties style:text-line-through-style="none" style:text-line-through-type="none" fo:font-size="12pt" fo:font-style="normal" fo:font-weight="normal" officeooo:rsid="005f1ee5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text-line-through-style="none" style:text-line-through-type="none" fo:font-size="12pt" fo:font-style="normal" fo:font-weight="normal" officeooo:rsid="00684266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text-line-through-style="none" style:text-line-through-type="none" fo:font-size="12pt" fo:font-style="normal" fo:font-weight="normal" officeooo:rsid="0060aada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text-line-through-style="none" style:text-line-through-type="none" fo:font-size="12pt" fo:font-style="normal" fo:font-weight="normal" officeooo:rsid="0080d844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text-line-through-style="none" style:text-line-through-type="none" fo:font-size="12pt" fo:font-style="normal" fo:font-weight="bold" officeooo:rsid="005f1ee5" style:font-size-asian="12pt" style:font-style-asian="normal" style:font-weight-asian="bold" style:font-size-complex="12pt" style:font-style-complex="normal" style:font-weight-complex="bold"/>
    </style:style>
    <style:style style:name="T66" style:family="text">
      <style:text-properties style:text-line-through-style="none" style:text-line-through-type="none" fo:font-size="12pt" fo:font-style="normal" fo:font-weight="bold" officeooo:rsid="0060aada" style:font-size-asian="12pt" style:font-style-asian="normal" style:font-weight-asian="bold" style:font-size-complex="12pt" style:font-style-complex="normal" style:font-weight-complex="bold"/>
    </style:style>
    <style:style style:name="T67" style:family="text">
      <style:text-properties style:text-line-through-style="none" style:text-line-through-type="none" fo:font-size="12pt" fo:font-style="normal" fo:font-weight="bold" officeooo:rsid="0080d844" style:font-size-asian="12pt" style:font-style-asian="normal" style:font-weight-asian="bold" style:font-size-complex="12pt" style:font-style-complex="normal" style:font-weight-complex="bold"/>
    </style:style>
    <style:style style:name="T68" style:family="text">
      <style:text-properties style:font-name="DejaVu Sans Condensed1"/>
    </style:style>
    <style:style style:name="T69" style:family="text">
      <style:text-properties style:font-name="DejaVu Sans Condensed1" fo:font-size="12pt" fo:font-weight="normal" officeooo:rsid="0024d01c" style:font-size-asian="12pt" style:font-weight-asian="normal" style:font-size-complex="12pt" style:font-weight-complex="normal"/>
    </style:style>
    <style:style style:name="T70" style:family="text">
      <style:text-properties style:font-name="DejaVu Sans Condensed1" fo:font-size="12pt" fo:font-weight="normal" officeooo:rsid="004b57e8" style:font-size-asian="12pt" style:font-weight-asian="normal" style:font-size-complex="12pt" style:font-weight-complex="normal"/>
    </style:style>
    <style:style style:name="T71" style:family="text">
      <style:text-properties style:font-name="DejaVu Sans Condensed1" fo:font-size="12pt" fo:font-weight="normal" officeooo:rsid="0070efac" style:font-size-asian="12pt" style:font-weight-asian="normal" style:font-size-complex="12pt" style:font-weight-complex="normal"/>
    </style:style>
    <style:style style:name="T72" style:family="text">
      <style:text-properties style:font-name="DejaVu Sans Condensed1" officeooo:rsid="0080d844"/>
    </style:style>
    <style:style style:name="T73" style:family="text">
      <style:text-properties style:font-name="DejaVu Sans Condensed1" fo:font-weight="bold" style:font-weight-asian="bold" style:font-weight-complex="bold"/>
    </style:style>
    <style:style style:name="T74" style:family="text">
      <style:text-properties style:font-name="DejaVu Sans Condensed1" fo:font-weight="bold" officeooo:rsid="0080d844" style:font-weight-asian="bold" style:font-weight-complex="bold"/>
    </style:style>
    <style:style style:name="T75" style:family="text">
      <style:text-properties style:font-name="DejaVu Sans Condensed1" officeooo:rsid="00538118"/>
    </style:style>
    <style:style style:name="T76" style:family="text">
      <style:text-properties officeooo:rsid="00684266"/>
    </style:style>
    <style:style style:name="T77" style:family="text">
      <style:text-properties officeooo:rsid="0060aada"/>
    </style:style>
    <style:style style:name="T78" style:family="text">
      <style:text-properties officeooo:rsid="005f1ee5"/>
    </style:style>
    <style:style style:name="T79" style:family="text">
      <style:text-properties officeooo:rsid="00538118"/>
    </style:style>
    <style:style style:name="T80" style:family="text">
      <style:text-properties officeooo:rsid="00534e04"/>
    </style:style>
    <style:style style:name="T81" style:family="text">
      <style:text-properties officeooo:rsid="005d61bd"/>
    </style:style>
    <style:style style:name="T82" style:family="text">
      <style:text-properties officeooo:rsid="0080d84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3</text:span><text:span text:style-name="T4">0</text:span><text:span text:style-name="T3">1</text:span><text:span text:style-name="T5"> - </text:span><text:span text:style-name="T6">Flight - </text:span><text:span text:style-name="T12">Takeoff, Landing</text:span></text:p>
      <text:p text:style-name="P3"/>
      <text:p text:style-name="P4">Takeoff</text:p>
      <text:list xml:id="list3988676909" text:style-name="L1">
        <text:list-item>
          <text:p text:style-name="P6"><text:span text:style-name="T2">Elevator </text:span><text:span text:style-name="T7">Trim</text:span><text:span text:style-name="T16"> ... </text:span><text:span text:style-name="T2">-1.5 deg</text:span><text:span text:style-name="T17"> (indicator on upper left instrument panel, down 1.5 lines)</text:span></text:p>
        </text:list-item>
        <text:list-item>
          <text:p text:style-name="P6"><text:span text:style-name="T8">Flaps</text:span><text:span text:style-name="T18"> ... </text:span><text:span text:style-name="T2">TAKE OFF</text:span><text:span text:style-name="T18"> (middle switch position)</text:span></text:p>
        </text:list-item>
        <text:list-item>
          <text:p text:style-name="P7"><text:span text:style-name="T8">E</text:span><text:span text:style-name="T1">ngine Ignition Switch</text:span><text:span text:style-name="T15"> ... </text:span><text:span text:style-name="T1">CONT IGN</text:span><text:span text:style-name="T15"> (aft position) (just in front of throttle)</text:span></text:p>
        </text:list-item>
        <text:list-item>
          <text:p text:style-name="P7"><text:span text:style-name="T1">MPR</text:span><text:span text:style-name="T11"> power</text:span><text:span text:style-name="T15"> ... </text:span><text:span text:style-name="T1">Engage</text:span><text:span text:style-name="T15"> (</text:span><text:span text:style-name="T9">F</text:span><text:span text:style-name="T1">ront </text:span><text:span text:style-name="T9">T</text:span><text:span text:style-name="T1">humb </text:span><text:span text:style-name="T9">B</text:span><text:span text:style-name="T1">utton</text:span><text:span text:style-name="T15">) (light on upper right instrument panel will go on)</text:span></text:p>
        </text:list-item>
        <text:list-item>
          <text:p text:style-name="P15"><text:span text:style-name="T69">B</text:span><text:span text:style-name="T70">rakes will hold </text:span><text:span text:style-name="T71">full mil and MPR power</text:span><text:span text:style-name="T70">.</text:span></text:p>
        </text:list-item>
        <text:list-item>
          <text:p text:style-name="P9"><text:span text:style-name="T18">B</text:span><text:span text:style-name="T15">egin takeoff run.</text:span><text:span text:style-name="T17"> <text:s/>Use differential brakes up to 40 kts, rudder after that.</text:span></text:p>
        </text:list-item>
        <text:list-item>
          <text:p text:style-name="P6"><text:span text:style-name="T8">Rotate</text:span><text:span text:style-name="T18"> at approx </text:span><text:span text:style-name="T8">1</text:span><text:span text:style-name="T2">1</text:span><text:span text:style-name="T8">0</text:span><text:span text:style-name="T2">-130</text:span><text:span text:style-name="T8"> kts</text:span><text:span text:style-name="T17">, heavier is faster.</text:span></text:p>
        </text:list-item>
        <text:list-item>
          <text:p text:style-name="P10"><text:span text:style-name="T17">P</text:span><text:span text:style-name="T15">ut </text:span><text:span text:style-name="T1">horizon level with the top of the gunsight base</text:span><text:span text:style-name="T15"> for good angle.</text:span></text:p>
        </text:list-item>
        <text:list-item>
          <text:p text:style-name="P11">Retract gear <text:span text:style-name="T14">before </text:span><text:span text:style-name="T2">200 kts</text:span><text:span text:style-name="T14">.</text:span></text:p>
        </text:list-item>
        <text:list-item>
          <text:p text:style-name="P12">Retract flaps before <text:span text:style-name="T1">190 kts</text:span>.</text:p>
        </text:list-item>
        <text:list-item>
          <text:p text:style-name="P6"><text:span text:style-name="T8">E</text:span><text:span text:style-name="T2">ngine Ignition Switch</text:span><text:span text:style-name="T17"> ... </text:span><text:span text:style-name="T9">OFF</text:span><text:span text:style-name="T17"> (</text:span><text:span text:style-name="T19">middle</text:span><text:span text:style-name="T17"> position)</text:span></text:p>
        </text:list-item>
      </text:list>
      <text:p text:style-name="P2"/>
      <text:p text:style-name="P1">Landing</text:p>
      <text:list xml:id="list2006199229" text:style-name="L2">
        <text:list-item>
          <text:p text:style-name="P13"><text:span text:style-name="T51">L</text:span><text:span text:style-name="T23">anding gear warning horn sounds when under 75% N1</text:span><text:span text:style-name="T52"> (slightly over 50% physical throttle)</text:span><text:span text:style-name="T23"> and gear is not down.</text:span><text:span text:style-name="T53"> <text:s/>Cannot be canceled (I think??) but volume can be adjusted with INT knob on AUDIO panel.</text:span></text:p>
        </text:list-item>
      </text:list>
      <text:list xml:id="list3249644917" text:style-name="L3">
        <text:list-item>
          <text:p text:style-name="P8"><text:span text:style-name="T48">E</text:span><text:span text:style-name="T49">ngine Ignition Switch</text:span><text:span text:style-name="T50"> ... </text:span><text:span text:style-name="T49">CONT IGN</text:span><text:span text:style-name="T50"> (aft position) (just in front of throttle)</text:span></text:p>
        </text:list-item>
        <text:list-item>
          <text:p text:style-name="P21"><text:span text:style-name="T35">S</text:span><text:span text:style-name="T34">peedbrakes</text:span><text:span text:style-name="T24"> ... </text:span><text:span text:style-name="T34">Out full</text:span><text:span text:style-name="T24">, and keep out through landing</text:span></text:p>
        </text:list-item>
        <text:list-item>
          <text:p text:style-name="P22"><text:span text:style-name="T35">Under 2</text:span><text:span text:style-name="T36">0</text:span><text:span text:style-name="T35">0 kts</text:span><text:span text:style-name="T46">:</text:span><text:span text:style-name="T45"> </text:span><text:span text:style-name="T36">Landing </text:span><text:span text:style-name="T37">gear</text:span><text:span text:style-name="T47"> </text:span><text:span text:style-name="T46">... </text:span><text:span text:style-name="T36">D</text:span><text:span text:style-name="T37">own</text:span></text:p>
        </text:list-item>
        <text:list-item>
          <text:p text:style-name="P16"><text:span text:style-name="T36">Under 1</text:span><text:span text:style-name="T44">9</text:span><text:span text:style-name="T36">0 kts</text:span><text:span text:style-name="T27">:</text:span><text:span text:style-name="T25"> </text:span><text:span text:style-name="T36">F</text:span><text:span text:style-name="T37">laps</text:span><text:span text:style-name="T26"> </text:span><text:span text:style-name="T27">... </text:span><text:span text:style-name="T44">TAKE OFF</text:span><text:span text:style-name="T32"> (middle switch position)</text:span></text:p>
        </text:list-item>
        <text:list-item>
          <text:p text:style-name="P17"><text:span text:style-name="T36">Under 1</text:span><text:span text:style-name="T44">5</text:span><text:span text:style-name="T36">0 kts</text:span><text:span text:style-name="T27">:</text:span><text:span text:style-name="T25"> </text:span><text:span text:style-name="T36">F</text:span><text:span text:style-name="T37">laps</text:span><text:span text:style-name="T26"> </text:span><text:span text:style-name="T27">... </text:span><text:span text:style-name="T44">DOWN FULL</text:span><text:span text:style-name="T32"> (bottom switch position)</text:span></text:p>
        </text:list-item>
        <text:list-item>
          <text:p text:style-name="P18"><text:span text:style-name="T25">Slow to </text:span><text:span text:style-name="T35">On Speed AOA (approx 1</text:span><text:span text:style-name="T43">20</text:span><text:span text:style-name="T35"> kts, </text:span><text:span text:style-name="T39">top light=too slow, bottom light=too fast</text:span><text:span text:style-name="T35">)</text:span><text:span text:style-name="T25"> </text:span><text:span text:style-name="T28">and trim.</text:span></text:p>
        </text:list-item>
      </text:list>
      <text:list xml:id="list3187052446" text:style-name="L4">
        <text:list-item>
          <text:list>
            <text:list-item>
              <text:p text:style-name="P19"><text:span text:style-name="T28">W</text:span><text:span text:style-name="T33">ill probably require full nose-up trim.</text:span></text:p>
            </text:list-item>
          </text:list>
        </text:list-item>
      </text:list>
      <text:list xml:id="list145813849370430" text:continue-list="list3249644917" text:style-name="L3">
        <text:list-item>
          <text:p text:style-name="P23"><text:span text:style-name="T21">A</text:span><text:span text:style-name="T15">djust pitch with throttle.</text:span></text:p>
        </text:list-item>
        <text:list-item>
          <text:p text:style-name="P24"><text:span text:style-name="T21">A</text:span><text:span text:style-name="T20">im at end of runway. <text:s/></text:span><text:span text:style-name="T10">Approach angle/glideslope should be 3</text:span><text:span text:style-name="T22">°</text:span><text:span text:style-name="T10">.</text:span></text:p>
        </text:list-item>
        <text:list-item>
          <text:p text:style-name="P16"><text:span text:style-name="T31">Cut throttle at runway threshold, f</text:span><text:span text:style-name="T27">lare at 110 kts, touchdown at 95 kts, aerobrake until nose drops.</text:span></text:p>
        </text:list-item>
        <text:list-item>
          <text:p text:style-name="P16"><text:span text:style-name="T28">After stopping, retract </text:span><text:span text:style-name="T38">airbrake</text:span><text:span text:style-name="T28">, set flaps to </text:span><text:span text:style-name="T36">up</text:span><text:span text:style-name="T28">, and</text:span><text:span text:style-name="T27"> </text:span><text:span text:style-name="T40">E</text:span><text:span text:style-name="T41">ngine Ignition Switch</text:span><text:span text:style-name="T29"> ... </text:span><text:span text:style-name="T42">OFF</text:span><text:span text:style-name="T29"> (</text:span><text:span text:style-name="T30">middle</text:span><text:span text:style-name="T29"> position)</text:span><text:span text:style-name="T27">.</text:span></text:p>
        </text:list-item>
      </text:list>
      <text:p text:style-name="P25"/>
      <text:p text:style-name="P28">ILS precision landing</text:p>
      <text:list xml:id="list3192853638" text:style-name="L5">
        <text:list-item>
          <text:p text:style-name="P27">On <text:span text:style-name="T1">VHF-NAV panel</text:span> (right console):</text:p>
          <text:list>
            <text:list-item>
              <text:p text:style-name="P27"><text:span text:style-name="T1">Mode</text:span> knob ... <text:span text:style-name="T1">NAV</text:span></text:p>
            </text:list-item>
            <text:list-item>
              <text:p text:style-name="P20"><text:span text:style-name="T68">Tune </text:span><text:span text:style-name="T74">ILS</text:span><text:span text:style-name="T73"> frequency</text:span><text:span text:style-name="T68"> on </text:span><text:span text:style-name="T73">NAV frequency dials</text:span><text:span text:style-name="T75"> (right knob and readout)</text:span></text:p>
            </text:list-item>
          </text:list>
        </text:list-item>
        <text:list-item>
          <text:p text:style-name="P27">Verify <text:span text:style-name="T1">NAV</text:span> <text:span text:style-name="T80">button </text:span>is lit (right-most of 3 buttons to left of HSI)<text:span text:style-name="T80">, which </text:span><text:span text:style-name="T81">means it's using the receivers in your cockpit and not the other one</text:span><text:span text:style-name="T80">.</text:span></text:p>
        </text:list-item>
        <text:list-item>
          <text:p text:style-name="P14"><text:span text:style-name="T56">Set </text:span><text:span text:style-name="T60">HSI</text:span><text:span text:style-name="T56"> to </text:span><text:span text:style-name="T58">NAV</text:span><text:span text:style-name="T57"> (button on right side of HSI</text:span><text:span text:style-name="T56">, toggles ADF/NAV)</text:span></text:p>
        </text:list-item>
        <text:list-item>
          <text:p text:style-name="P14"><text:span text:style-name="T61">Set </text:span><text:span text:style-name="T65">runway heading as course</text:span><text:span text:style-name="T61"> on HSI</text:span><text:span text:style-name="T62"> (</text:span><text:span text:style-name="T66">Middle Finger Hat up/down</text:span><text:span text:style-name="T64"> or </text:span><text:span text:style-name="T63">course knob on </text:span><text:span text:style-name="T62">HSI panel on right console rear</text:span><text:span text:style-name="T63">)</text:span></text:p>
        </text:list-item>
        <text:list-item>
          <text:p text:style-name="P29">When red "<text:span text:style-name="T1">LOC</text:span>" flag at bottom of HSI disappears, ILS info is being received. <text:s/>Press the <text:span text:style-name="T1">APR</text:span> button on the <text:span text:style-name="T1">Flight Director panel</text:span> (above right knee). <text:s/><text:span text:style-name="T1">HDG</text:span> and <text:span text:style-name="T1">NAV</text:span> buttons should also light up automatically<text:span text:style-name="T77"> with "</text:span><text:span text:style-name="T13">CAP</text:span><text:span text:style-name="T77">" lights indicating ILS signals have been captured.</text:span></text:p>
        </text:list-item>
        <text:list-item>
          <text:p text:style-name="P29"><text:span text:style-name="T1">HSI needles</text:span> show the localizer (horizontal) and glideslope (vertic<text:span text:style-name="T78">a</text:span>l). <text:s/><text:span text:style-name="T1">Fly the needles</text:span> to the end of the runway.</text:p>
        </text:list-item>
      </text:list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6H6M28S</meta:editing-duration>
    <meta:editing-cycles>96</meta:editing-cycles>
    <meta:generator>LibreOffice/7.0.3.1$Windows_X86_64 LibreOffice_project/d7547858d014d4cf69878db179d326fc3483e082</meta:generator>
    <dc:date>2022-04-23T14:58:13.652000000</dc:date>
    <meta:document-statistic meta:table-count="0" meta:image-count="0" meta:object-count="0" meta:page-count="1" meta:paragraph-count="35" meta:word-count="446" meta:character-count="2479" meta:non-whitespace-character-count="2093"/>
  </office:meta>
</office:document-meta>
</file>